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6.65pt"/>
    </style:style>
    <style:style style:name="co2" style:family="table-column">
      <style:table-column-properties fo:break-before="auto" style:column-width="110.44pt"/>
    </style:style>
    <style:style style:name="co3" style:family="table-column">
      <style:table-column-properties fo:break-before="auto" style:column-width="95.84pt"/>
    </style:style>
    <style:style style:name="co4" style:family="table-column">
      <style:table-column-properties fo:break-before="auto" style:column-width="131.2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M_5f_mainboar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M_main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Datashee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1</text:p>
          </table:table-cell>
          <table:table-cell table:style-name="ce2" office:value-type="string" calcext:value-type="string">
            <text:p>LSM6DSOXTR</text:p>
          </table:table-cell>
          <table:table-cell/>
          <table:table-cell table:style-name="ce1" office:value-type="string" calcext:value-type="string">
            <text:p>LSM6DSOXT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st.com/resource/en/datasheet/lsm6dsox.pdf" xlink:type="simple">https://www.st.com/resource/en/datasheet/lsm6dsox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, C4</text:p>
          </table:table-cell>
          <table:table-cell table:style-name="ce2" office:value-type="string" calcext:value-type="string">
            <text:p>4.7uF</text:p>
          </table:table-cell>
          <table:table-cell/>
          <table:table-cell table:style-name="ce1" office:value-type="string" calcext:value-type="string">
            <text:p>81-GRM188Z71A475KE5J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2, C3, C10, C19</text:p>
          </table:table-cell>
          <table:table-cell table:style-name="ce2" office:value-type="string" calcext:value-type="string">
            <text:p>1.0uF-25V-(+80/-20%)</text:p>
          </table:table-cell>
          <table:table-cell/>
          <table:table-cell table:style-name="ce1" office:value-type="string" calcext:value-type="string">
            <text:p>647-F921E105KPA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5, C6</text:p>
          </table:table-cell>
          <table:table-cell table:style-name="ce2" office:value-type="string" calcext:value-type="string">
            <text:p>15pF-1%</text:p>
          </table:table-cell>
          <table:table-cell/>
          <table:table-cell table:style-name="ce1" office:value-type="string" calcext:value-type="string">
            <text:p>80-C0603C150F8HAUT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2" office:value-type="string" calcext:value-type="string">
            <text:p>22uF</text:p>
          </table:table-cell>
          <table:table-cell/>
          <table:table-cell table:style-name="ce1" office:value-type="string" calcext:value-type="string">
            <text:p>81-GRM188R60J226ME0J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8, C9, C11-C18, C20</text:p>
          </table:table-cell>
          <table:table-cell table:style-name="ce2" office:value-type="string" calcext:value-type="string">
            <text:p>100nF</text:p>
          </table:table-cell>
          <table:table-cell table:style-name="ce1" office:value-type="string" calcext:value-type="string">
            <text:p>1276-CL10B104KB8NNNLCT</text:p>
          </table:table-cell>
          <table:table-cell table:style-name="ce1" office:value-type="string" calcext:value-type="string">
            <text:p>581-06035C104K4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2" office:value-type="string" calcext:value-type="string">
            <text:p>10BQ015</text:p>
          </table:table-cell>
          <table:table-cell/>
          <table:table-cell table:style-name="ce1" office:value-type="string" calcext:value-type="string">
            <text:p>78-VS-10BQ015-M35B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eu.mouser.com/ProductDetail/Vishay-Semiconductors/VS-10BQ015-M3-5BT?qs=asPD7ZL2j3VpzaHhlDLLKA%3D%3D&amp;gad_source=1&amp;gclid=CjwKCAiA1MCrBhAoEiwAC2d64Qfz9GdFJXcJop1dluLSezxhXfgrxGSJlfwXR4mOBbP2oq8S6QpdJRoCLncQAvD_BwE" xlink:type="simple">https://eu.mouser.com/ProductDetail/Vishay-Semiconductors/VS-10BQ015-M3-5BT?qs=asPD7ZL2j3VpzaHhlDLLKA%3D%3D&amp;gad_source=1&amp;gclid=CjwKCAiA1MCrBhAoEiwAC2d64Qfz9GdFJXcJop1dluLSezxhXfgrxGSJlfwXR4mOBbP2oq8S6QpdJRoCLncQAvD_BwE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2" office:value-type="string" calcext:value-type="string">
            <text:p>WE-TVS-824015</text:p>
          </table:table-cell>
          <table:table-cell/>
          <table:table-cell table:style-name="ce1" office:value-type="string" calcext:value-type="string">
            <text:p>710-82401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we-online.com/components/products/datasheet/824015.pdf" xlink:type="simple">https://www.we-online.com/components/products/datasheet/824015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3, D4</text:p>
          </table:table-cell>
          <table:table-cell table:style-name="ce2" office:value-type="string" calcext:value-type="string">
            <text:p>155124RV73200</text:p>
          </table:table-cell>
          <table:table-cell/>
          <table:table-cell table:style-name="ce1" office:value-type="string" calcext:value-type="string">
            <text:p>710-155124RV732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we-online.com/components/products/datasheet/155124RV73200.pdf" xlink:type="simple">https://www.we-online.com/components/products/datasheet/155124RV73200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L1</text:p>
          </table:table-cell>
          <table:table-cell table:style-name="ce2" office:value-type="string" calcext:value-type="string">
            <text:p>WE-CNSW 744232090</text:p>
          </table:table-cell>
          <table:table-cell/>
          <table:table-cell table:style-name="ce1" office:value-type="string" calcext:value-type="string">
            <text:p>710-74423209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we-online.com/components/products/datasheet/744232090.pdf" xlink:type="simple">https://www.we-online.com/components/products/datasheet/744232090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2" office:value-type="string" calcext:value-type="string">
            <text:p>JST PH2P ST90 </text:p>
          </table:table-cell>
          <table:table-cell table:number-columns-repeated="2"/>
          <table:table-cell table:style-name="ce1" office:value-type="string" calcext:value-type="string">
            <text:p>JST PH2P ST9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reichelt.at/at/de/jst-stiftleiste-90-1x2-polig-ph-jst-ph2p-st90-p185056.html?PROVID=2807&amp;gclid=CjwKCAiAmZGrBhAnEiwAo9qHiX8Aljedun1deSYFSHEVMIRz6JgVll-Dw5EvRr3jTF0y2CSldQKAmBoCrskQAvD_BwE" xlink:type="simple">https://www.reichelt.at/at/de/jst-stiftleiste-90-1x2-polig-ph-jst-ph2p-st90-p185056.html?PROVID=2807&amp;gclid=CjwKCAiAmZGrBhAnEiwAo9qHiX8Aljedun1deSYFSHEVMIRz6JgVll-Dw5EvRr3jTF0y2CSldQKAmBoCrskQAvD_BwE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2" office:value-type="string" calcext:value-type="string">
            <text:p>USB4105-GF-A</text:p>
          </table:table-cell>
          <table:table-cell/>
          <table:table-cell table:style-name="ce1" office:value-type="string" calcext:value-type="string">
            <text:p>640-USB4105-GF-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mouser.at/ProductDetail/GCT/USB4105-GF-A?qs=KUoIvG%2F9IlY%2FMLlBMpStpA%3D%3D&amp;gad_source=1&amp;gclid=Cj0KCQiAyKurBhD5ARIsALamXaHB1WqEL8FpCW_cEPz8SMNbaXEcthQ5WIWoRdPENYKDcg-3_OVy5qsaArQwEALw_wcB" xlink:type="simple">https://www.mouser.at/ProductDetail/GCT/USB4105-GF-A?qs=KUoIvG%2F9IlY%2FMLlBMpStpA%3D%3D&amp;gad_source=1&amp;gclid=Cj0KCQiAyKurBhD5ARIsALamXaHB1WqEL8FpCW_cEPz8SMNbaXEcthQ5WIWoRdPENYKDcg-3_OVy5qsaArQwEALw_wcB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3</text:p>
          </table:table-cell>
          <table:table-cell table:style-name="ce2" office:value-type="string" calcext:value-type="string">
            <text:p>Conn_01x04</text:p>
          </table:table-cell>
          <table:table-cell/>
          <table:table-cell table:style-name="ce1" office:value-type="string" calcext:value-type="string">
            <text:p>Stiftleiste, Raster: 2.54mm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4-J7</text:p>
          </table:table-cell>
          <table:table-cell table:style-name="ce2" office:value-type="string" calcext:value-type="string">
            <text:p>54-00174</text:p>
          </table:table-cell>
          <table:table-cell table:style-name="ce1" office:value-type="string" calcext:value-type="string">
            <text:p>839-54-00174CT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tensility.s3.amazonaws.com/uploads/pdffiles/54-00174.pdf?X-Amz-Expires=600&amp;X-Amz-Date=20231206T211710Z&amp;X-Amz-Algorithm=AWS4-HMAC-SHA256&amp;X-Amz-Credential=AKIAIS2S4WRDQDSWDRZQ%2F20231206%2Fus-west-2%2Fs3%2Faws4_request&amp;X-Amz-SignedHeaders=host&amp;X-Amz-Signature=9b1a304331de7a209094883b10ea93c55c7e790e0be1d3e399b91f09e8b0233f" xlink:type="simple">https://tensility.s3.amazonaws.com/uploads/pdffiles/54-00174.pdf?X-Amz-Expires=600&amp;X-Amz-Date=20231206T211710Z&amp;X-Amz-Algorithm=AWS4-HMAC-SHA256&amp;X-Amz-Credential=AKIAIS2S4WRDQDSWDRZQ%2F20231206%2Fus-west-2%2Fs3%2Faws4_request&amp;X-Amz-SignedHeaders=host&amp;X-Amz-Signature=9b1a304331de7a209094883b10ea93c55c7e790e0be1d3e399b91f09e8b0233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2" office:value-type="string" calcext:value-type="string">
            <text:p>PMV27UPEAR</text:p>
          </table:table-cell>
          <table:table-cell table:style-name="ce1" office:value-type="string" calcext:value-type="string">
            <text:p>4530-AS3401CT</text:p>
          </table:table-cell>
          <table:table-cell table:style-name="ce1" office:value-type="string" calcext:value-type="string">
            <text:p>771-PMV27UPEA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mm.digikey.com/Volume0/opasdata/d220001/medias/docus/2779/AS3401.pdf" xlink:type="simple">https://mm.digikey.com/Volume0/opasdata/d220001/medias/docus/2779/AS3401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2" office:value-type="string" calcext:value-type="string">
            <text:p>10k/1%</text:p>
          </table:table-cell>
          <table:table-cell/>
          <table:table-cell table:style-name="ce1" office:value-type="string" calcext:value-type="string">
            <text:p>660-RN73H1JT1002F10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2" office:value-type="string" calcext:value-type="string">
            <text:p>2k</text:p>
          </table:table-cell>
          <table:table-cell/>
          <table:table-cell table:style-name="ce1" office:value-type="string" calcext:value-type="string">
            <text:p>71-CRCW06032K00FKEA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3, R4, R7, R12-R14</text:p>
          </table:table-cell>
          <table:table-cell table:style-name="ce2" office:value-type="string" calcext:value-type="string">
            <text:p>10k/1%</text:p>
          </table:table-cell>
          <table:table-cell/>
          <table:table-cell table:style-name="ce1" office:value-type="string" calcext:value-type="string">
            <text:p>660-RN73H1JT1002F10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5, R6</text:p>
          </table:table-cell>
          <table:table-cell table:style-name="ce2" office:value-type="string" calcext:value-type="string">
            <text:p>5k1</text:p>
          </table:table-cell>
          <table:table-cell/>
          <table:table-cell table:style-name="ce1" office:value-type="string" calcext:value-type="string">
            <text:p>791-RMC1/16K5101FTP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8-R11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1" office:value-type="string" calcext:value-type="string">
            <text:p>603-RC0603FR-10120RL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1, S2</text:p>
          </table:table-cell>
          <table:table-cell table:style-name="ce2" office:value-type="string" calcext:value-type="string">
            <text:p>SW_Push</text:p>
          </table:table-cell>
          <table:table-cell/>
          <table:table-cell table:style-name="ce1" office:value-type="string" calcext:value-type="string">
            <text:p>179-TS046643BK160SMT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mouser.at/datasheet/2/358/typ_6x6_mm_tact_switches-1275689.pdf" xlink:type="simple">https://www.mouser.at/datasheet/2/358/typ_6x6_mm_tact_switches-1275689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2" office:value-type="float" office:value="450404015514" calcext:value-type="float">
            <text:p>450404015514</text:p>
          </table:table-cell>
          <table:table-cell/>
          <table:table-cell table:style-name="ce1" office:value-type="string" calcext:value-type="string">
            <text:p>710-45040401551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we-online.com/components/products/datasheet/450404015514.pdf" xlink:type="simple">https://www.we-online.com/components/products/datasheet/450404015514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2" office:value-type="string" calcext:value-type="string">
            <text:p>MCP73831-2</text:p>
          </table:table-cell>
          <table:table-cell/>
          <table:table-cell table:style-name="ce1" office:value-type="string" calcext:value-type="string">
            <text:p>579-MCP73831T-2ACIO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://ww1.microchip.com/downloads/en/DeviceDoc/20001984g.pdf" xlink:type="simple">http://ww1.microchip.com/downloads/en/DeviceDoc/20001984g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2" office:value-type="string" calcext:value-type="string">
            <text:p>TC1262-33</text:p>
          </table:table-cell>
          <table:table-cell/>
          <table:table-cell table:style-name="ce1" office:value-type="string" calcext:value-type="string">
            <text:p>579-TC1262-3.3VDBT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://ww1.microchip.com/downloads/en/DeviceDoc/21373C.pdf" xlink:type="simple">http://ww1.microchip.com/downloads/en/DeviceDoc/21373C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style-name="ce2" office:value-type="string" calcext:value-type="string">
            <text:p>ESP32-S3-WROOM-1</text:p>
          </table:table-cell>
          <table:table-cell/>
          <table:table-cell table:style-name="ce1" office:value-type="string" calcext:value-type="string">
            <text:p>356-ESP32-S3WRM1N8R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espressif.com/sites/default/files/documentation/esp32-s3-wroom-1_wroom-1u_datasheet_en.pdf" xlink:type="simple">https://www.espressif.com/sites/default/files/documentation/esp32-s3-wroom-1_wroom-1u_datasheet_en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4</text:p>
          </table:table-cell>
          <table:table-cell table:style-name="ce2" office:value-type="string" calcext:value-type="string">
            <text:p>WE-TVS-824015043</text:p>
          </table:table-cell>
          <table:table-cell/>
          <table:table-cell table:style-name="ce1" office:value-type="string" calcext:value-type="string">
            <text:p>710-82401504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we-online.com/components/products/datasheet/824015043.pdf" xlink:type="simple">https://www.we-online.com/components/products/datasheet/824015043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5</text:p>
          </table:table-cell>
          <table:table-cell table:style-name="ce2" office:value-type="string" calcext:value-type="string">
            <text:p>MC6470</text:p>
          </table:table-cell>
          <table:table-cell/>
          <table:table-cell table:style-name="ce1" office:value-type="string" calcext:value-type="string">
            <text:p>498-MC647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mouser.at/datasheet/2/821/MC6470_Datasheet_APS_048_0033v1_7_1-3003085.pdf" xlink:type="simple">https://www.mouser.at/datasheet/2/821/MC6470_Datasheet_APS_048_0033v1_7_1-3003085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6</text:p>
          </table:table-cell>
          <table:table-cell table:style-name="ce2" office:value-type="string" calcext:value-type="string">
            <text:p>BNO055</text:p>
          </table:table-cell>
          <table:table-cell table:style-name="ce1" office:value-type="string" calcext:value-type="string">
            <text:p>828-1058</text:p>
          </table:table-cell>
          <table:table-cell table:style-name="ce1" office:value-type="string" calcext:value-type="string">
            <text:p>262-BNO05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bosch-sensortec.com/media/boschsensortec/downloads/datasheets/bst-bno055-ds000.pdf" xlink:type="simple">https://www.bosch-sensortec.com/media/boschsensortec/downloads/datasheets/bst-bno055-ds000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1</text:p>
          </table:table-cell>
          <table:table-cell table:style-name="ce2" office:value-type="string" calcext:value-type="string">
            <text:p>32.768 kHz</text:p>
          </table:table-cell>
          <table:table-cell/>
          <table:table-cell table:style-name="ce1" office:value-type="string" calcext:value-type="string">
            <text:p>ABS0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mouser.at/datasheet/2/3/ABS07-3080027.pdf" xlink:type="simple">https://www.mouser.at/datasheet/2/3/ABS07-3080027.pdf</text:a></text:p>
          </table:table-cell>
          <table:table-cell table:number-columns-repeated="1017"/>
        </table:table-row>
        <table:table-row table:style-name="ro1" table:number-rows-repeated="970">
          <table:table-cell/>
          <table:table-cell table:style-name="ce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M_5f_mainboard" style:display-name="PageStyle_HM_main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Dev/6.0.5.2$Linux_X86_64 LibreOffice_project/</meta:generator>
  </office:meta>
</office:document-meta>
</file>